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E0000017FF750B88A3C921C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T1" style:family="text">
      <style:text-properties officeooo:rsid="000eb319"/>
    </style:style>
    <style:style style:name="T2" style:family="text">
      <style:text-properties officeooo:rsid="00121211"/>
    </style:style>
    <style:style style:name="T3" style:family="text">
      <style:text-properties officeooo:rsid="0015e2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- <text:span text:style-name="T1">813</text:span>: <text:span text:style-name="T3">PAGAR PIKING REMESSA ZGAA – CENÁRIO 04</text:span></text:p>
      <text:p text:style-name="P1"><draw:frame draw:style-name="fr1" draw:name="Figura1" text:anchor-type="paragraph" svg:width="17cm" svg:height="5.583cm" draw:z-index="0"><draw:image xlink:href="Pictures/100000000000048E0000017FF750B88A3C921C9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21T16:22:13.736000000</dc:date>
    <meta:editing-duration>PT3H33M5S</meta:editing-duration>
    <meta:editing-cycles>13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10" meta:character-count="55" meta:non-whitespace-character-count="45"/>
  </office:meta>
</office:document-meta>
</file>